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ff" draw:textarea-horizontal-align="justify" draw:textarea-vertical-align="middle" draw:auto-grow-height="false" fo:min-height="2.65cm" fo:min-width="20.5cm"/>
    </style:style>
    <style:style style:name="gr2" style:family="graphic" style:parent-style-name="standard">
      <style:graphic-properties draw:stroke="none" svg:stroke-color="#000000" draw:fill="none" draw:fill-color="#ffffff" fo:min-height="1.026cm"/>
    </style:style>
    <style:style style:name="gr3" style:family="graphic" style:parent-style-name="standard">
      <style:graphic-properties draw:textarea-horizontal-align="justify" draw:textarea-vertical-align="middle" draw:auto-grow-height="false" fo:min-height="8.35cm" fo:min-width="20.5cm"/>
    </style:style>
    <style:style style:name="gr4" style:family="graphic" style:parent-style-name="standard">
      <style:graphic-properties draw:fill="solid" draw:fill-color="#007826" draw:textarea-horizontal-align="justify" draw:textarea-vertical-align="middle" draw:auto-grow-height="false" fo:min-height="6.35cm" fo:min-width="20.5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svg:stroke-color="#000000" draw:fill="solid" draw:fill-color="#009933" draw:textarea-horizontal-align="justify" draw:textarea-vertical-align="middle" draw:auto-grow-height="false" fo:min-height="3.45cm" fo:min-width="18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solid" svg:stroke-width="0.2cm" svg:stroke-color="#000000" draw:marker-start-width="0.5cm" draw:marker-end-width="0.5cm" draw:fill="none" draw:fill-color="#ffffff" fo:min-height="8.55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style:font-size-asian="26pt" style:font-size-complex="26pt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.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cm" svg:height="1.276cm" svg:x="1cm" svg:y="1cm">
          <draw:text-box>
            <text:p text:style-name="P2"><text:span text:style-name="T1">Menu</text:span></text:p>
          </draw:text-box>
        </draw:frame>
        <draw:custom-shape draw:style-name="gr3" draw:text-style-name="P3" draw:layer="layout" svg:width="21cm" svg:height="8.6cm" svg:x="0cm" svg:y="3.6cm">
          <text:p text:style-name="P1"><text:span text:style-name="T2">Carrousel ou jumbotron avec 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6.6cm" svg:x="0cm" svg:y="23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1cm" svg:height="1.195cm" svg:x="4.8cm" svg:y="23.8cm">
          <draw:text-box>
            <text:p text:style-name="P3"><text:span text:style-name="T2">Crédits</text:span></text:p>
          </draw:text-box>
        </draw:frame>
        <draw:custom-shape draw:style-name="gr6" draw:text-style-name="P1" draw:layer="layout" svg:width="19cm" svg:height="3.7cm" svg:x="1cm" svg:y="2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3.2cm" svg:height="1.1cm" svg:x="4.3cm" svg:y="26.7cm">
          <draw:text-box>
            <text:p text:style-name="P4"><text:span text:style-name="T3">Logos partenaires avec retro liens</text:span></text:p>
          </draw:text-box>
        </draw:frame>
        <draw:frame draw:style-name="gr8" draw:text-style-name="P5" draw:layer="layout" svg:width="19cm" svg:height="8.8cm" svg:x="1cm" svg:y="13.2cm">
          <draw:text-box>
            <text:p text:style-name="P5"><text:span text:style-name="T4">Contenu texte et images</text:span></text:p>
          </draw:text-box>
        </draw:frame>
        <draw:frame draw:style-name="gr9" draw:text-style-name="P6" draw:layer="layout" svg:width="5.7cm" svg:height="1.5cm" svg:x="14.8cm" svg:y="0.6cm">
          <draw:text-box>
            <text:p text:style-name="P6"><text:span text:style-name="T5">Lo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6T18:05:23.978817447</meta:creation-date>
    <dc:date>2016-07-26T18:23:22.467757894</dc:date>
    <dc:creator>thomas </dc:creator>
    <meta:editing-duration>PT17M58S</meta:editing-duration>
    <meta:editing-cycles>3</meta:editing-cycles>
    <meta:generator>LibreOffice/4.3.3.2$Linux_X86_64 LibreOffice_project/430m0$Build-2</meta:generator>
    <meta:document-statistic meta:object-count="9"/>
  </office:meta>
</office:document-meta>
</file>